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b5f" officeooo:paragraph-rsid="000bbb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Create new repository in git from CLI</text:p>
      <text:p text:style-name="P1"/>
      <text:p text:style-name="P1">echo “# QIIME” &gt;&gt; README.md</text:p>
      <text:p text:style-name="P1">git init</text:p>
      <text:p text:style-name="P1">git add README.md</text:p>
      <text:p text:style-name="P1">git commit -m “first commit”</text:p>
      <text:p text:style-name="P1">git remote add origin <text:a xlink:type="simple" xlink:href="https://github.com/tbshirey/QIIME.git">https://github.com/tbshirey/QIIME.git</text:a></text:p>
      <text:p text:style-name="P1">git push -u origin master</text:p>
      <text:p text:style-name="P1"/>
      <text:p text:style-name="P1"/>
      <text:p text:style-name="P1">## Push an existing repository from the CLI</text:p>
      <text:p text:style-name="P1"/>
      <text:p text:style-name="P1">git remote add origin <text:a xlink:type="simple" xlink:href="https://github.com/tbshirey/QIIME.git">https://github.com/tbshirey/QIIME.git</text:a></text:p>
      <text:p text:style-name="P1">git push -u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5:20:36.279638761</meta:creation-date>
    <dc:date>2015-01-30T15:23:41.173912960</dc:date>
    <meta:editing-duration>P0D</meta:editing-duration>
    <meta:editing-cycles>1</meta:editing-cycles>
    <meta:document-statistic meta:table-count="0" meta:image-count="0" meta:object-count="0" meta:page-count="1" meta:paragraph-count="10" meta:word-count="51" meta:character-count="331" meta:non-whitespace-character-count="290"/>
    <meta:generator>LibreOffice/4.2.7.2$Linux_X86_64 LibreOffice_project/420m0$Build-2</meta:generator>
  </office:meta>
</office:document-meta>
</file>